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PoolAccessAttributes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Driv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setDatabase( String 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setUrl( String conne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setPoolName( String po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setMaxActive(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DiskCachePoolAccessAttributes.setDriverClassName( String driv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Attributes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